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3212*"/>
    </style:style>
    <style:style style:name="Table1.B" style:family="table-column">
      <style:table-column-properties style:column-width="1.766in" style:rel-column-width="2543*"/>
    </style:style>
    <style:style style:name="Table1.C" style:family="table-column">
      <style:table-column-properties style:column-width="2.6965in" style:rel-column-width="388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1.2278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a11" officeooo:paragraph-rsid="000cda11"/>
    </style:style>
    <style:style style:name="P2" style:family="paragraph" style:parent-style-name="Standard">
      <style:paragraph-properties fo:text-align="justify" style:justify-single-word="false"/>
      <style:text-properties fo:font-size="18pt" officeooo:rsid="000cda11" officeooo:paragraph-rsid="000cda11" style:font-size-asian="18pt" style:font-size-complex="18pt"/>
    </style:style>
    <style:style style:name="P3" style:family="paragraph" style:parent-style-name="Standard">
      <style:paragraph-properties fo:text-align="start" style:justify-single-word="false"/>
      <style:text-properties fo:font-size="18pt" officeooo:rsid="000cda11" officeooo:paragraph-rsid="000cda11" style:font-size-asian="18pt" style:font-size-complex="18pt"/>
    </style:style>
    <style:style style:name="P4" style:family="paragraph" style:parent-style-name="Standard">
      <style:paragraph-properties fo:text-align="justify" style:justify-single-word="false"/>
      <style:text-properties fo:font-size="12pt" officeooo:rsid="000cda11" officeooo:paragraph-rsid="000cda11" style:font-size-asian="10.5pt" style:font-size-complex="12pt"/>
    </style:style>
    <style:style style:name="P5" style:family="paragraph" style:parent-style-name="Standard">
      <style:paragraph-properties fo:text-align="justify" style:justify-single-word="false"/>
      <style:text-properties fo:font-size="12pt" officeooo:rsid="000df898" officeooo:paragraph-rsid="000df898" style:font-size-asian="10.5pt" style:font-size-complex="12pt"/>
    </style:style>
    <style:style style:name="P6" style:family="paragraph" style:parent-style-name="Standard">
      <style:paragraph-properties fo:text-align="justify" style:justify-single-word="false"/>
      <style:text-properties fo:font-size="16pt" officeooo:rsid="000df898" officeooo:paragraph-rsid="000df898" style:font-size-asian="16pt" style:font-size-complex="16pt"/>
    </style:style>
    <style:style style:name="P7" style:family="paragraph" style:parent-style-name="Table_20_Contents">
      <style:paragraph-properties fo:text-align="justify" style:justify-single-word="false"/>
      <style:text-properties fo:font-size="12pt" officeooo:rsid="000df898" officeooo:paragraph-rsid="000df898" style:font-size-asian="10.5pt" style:font-size-complex="12pt"/>
    </style:style>
    <style:style style:name="P8" style:family="paragraph" style:parent-style-name="Table_20_Contents">
      <style:paragraph-properties fo:text-align="justify" style:justify-single-word="false"/>
      <style:text-properties fo:font-size="12pt" fo:font-weight="bold" officeooo:rsid="000df898" officeooo:paragraph-rsid="000df898"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f898" style:font-style-asian="normal" style:font-style-complex="normal"/>
    </style:style>
    <style:style style:name="T4" style:family="text">
      <style:text-properties officeooo:rsid="000df8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text:p>
      <text:p text:style-name="P2"/>
      <text:p text:style-name="P4">Intr-o zi frumoasa de vara, Gigel l-a auzit pe fratele mai mare spunand ca stie sa scrie numarul 600 ca suma de numere consecutive in 5 moduri distincte. Deoarece Gigel este ambitios, doreste sa poata sa faca si el astfel de afirmatii. Mai exact, el isi doreste sa poata sa spuna care este cel mai mic numar natural care poate fi descompus ca suma de doua sau mai multe numere naturale <text:span text:style-name="T4">consecutive</text:span> in exact N moduri, si, precum si care sunt acele moduri.</text:p>
      <text:p text:style-name="P4"/>
      <text:p text:style-name="P6">Date de intrare</text:p>
      <text:p text:style-name="P6"/>
      <text:p text:style-name="P4">Din fisierul <text:span text:style-name="T1">title.in </text:span><text:span text:style-name="T2">se va citi un numar natural N, reprezentand numarul de moduri in care numarul gasit de Gigel sa poata fi scris ca suma de numere consecutive.</text:span></text:p>
      <text:p text:style-name="P4"/>
      <text:p text:style-name="P6"><text:span text:style-name="T2">Date de iesire</text:span></text:p>
      <text:p text:style-name="P6"><text:span text:style-name="T2"/></text:p>
      <text:p text:style-name="P4"><text:span text:style-name="T2">Se va afisa in fisierul </text:span><text:span text:style-name="T1">title.out </text:span><text:span text:style-name="T3">se va afisa pe prima linie numarul gasit de Gigel, iar pe urmatoare N linii vor fi afisate cate 2 numere, reprezentand primul numar al secventei de numere consecutive si lungimea secventei, in ordine crescatoare in functie de lungimea secventei.</text:span></text:p>
      <text:p text:style-name="P4"/>
      <text:p text:style-name="P6">Restrictii</text:p>
      <text:p text:style-name="P5"/>
      <text:p text:style-name="P6"><text:span text:style-name="T2">Exemplu</text:span></text:p>
      <text:p text:style-name="P6"><text:span text:style-name="T2"/></text:p>
      <table:table table:name="Table1" table:style-name="Table1">
        <table:table-column table:style-name="Table1.A"/>
        <table:table-column table:style-name="Table1.B"/>
        <table:table-column table:style-name="Table1.C"/>
        <table:table-row>
          <table:table-cell table:style-name="Table1.A1" office:value-type="string">
            <text:p text:style-name="P8">title.in</text:p>
          </table:table-cell>
          <table:table-cell table:style-name="Table1.A1" office:value-type="string">
            <text:p text:style-name="P8">title.out</text:p>
          </table:table-cell>
          <table:table-cell table:style-name="Table1.C1" office:value-type="string">
            <text:p text:style-name="P8">Explicatie</text:p>
          </table:table-cell>
        </table:table-row>
        <table:table-row table:style-name="Table1.2">
          <table:table-cell table:style-name="Table1.A2" office:value-type="string">
            <text:p text:style-name="P7">2</text:p>
          </table:table-cell>
          <table:table-cell table:style-name="Table1.A2" office:value-type="string">
            <text:p text:style-name="P7">9</text:p>
            <text:p text:style-name="P7">4 2</text:p>
            <text:p text:style-name="P7">2 3</text:p>
          </table:table-cell>
          <table:table-cell table:style-name="Table1.C2" office:value-type="string">
            <text:p text:style-name="P7">9 = 4 + 5 (secventa de lungime 2 care incepe de la 4)</text:p>
            <text:p text:style-name="P7">9 = 2 <text:s/>+ 3 + 4 (secventa de lungime 3 care incepe de la 2)</text:p>
          </table:table-cell>
        </table:table-row>
      </table:table>
      <text:p text:style-name="P5"><text:span text:style-name="T2"/></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0:09:11.403685202</meta:creation-date>
    <dc:date>2016-06-01T10:36:56.445726556</dc:date>
    <meta:editing-duration>PT9M4S</meta:editing-duration>
    <meta:editing-cycles>1</meta:editing-cycles>
    <meta:document-statistic meta:table-count="1" meta:image-count="0" meta:object-count="0" meta:page-count="1" meta:paragraph-count="17" meta:word-count="206" meta:character-count="1093" meta:non-whitespace-character-count="903"/>
    <meta:generator>LibreOffice/4.2.7.2$Linux_X86_64 LibreOffice_project/420m0$Build-2</meta:generator>
  </office:meta>
</office:document-meta>
</file>